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ndardToStringStyle.getSizeEnd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ToStringStyle.isUse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ToStringStyle.setFieldNameValueSeparator( String fieldNameValueSepa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ToStringStyle.setDefaultFullDetail( boolean defaultFullDetai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ToStringStyle.setUseClassName( boolean use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ToStringStyle.getArray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ToStringStyle.isShor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ToStringStyle.setUseShortClassName( boolean useShort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ToStringStyle.setFieldSeparatorAtStart( boolean fieldSeparatorAtSt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ToStringStyle.setSizeEndText( String sizeEnd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ToStringStyle.getSummaryObjectEnd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ToStringStyle.getFieldSepa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ToStringStyle.getNull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ToStringStyle.setContentStart( String contentSt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ToStringStyle.setArrayContentDetail( boolean arrayContentDetai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ToStringStyle.isFieldSeparatorAt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ToStringStyle.setFieldSeparatorAtEnd( boolean fieldSeparatorAtE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ToStringStyle.getContent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ToStringStyle.isDefaultFullDeta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ToStringStyle.setFieldSeparator( String fieldSepa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ToStringStyle.setShortClassName( boolean short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ToStringStyle.getArraySepa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ToStringStyle.setSummaryObjectStartText( String summaryObjectStart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ToStringStyle.setSummaryObjectEndText( String summaryObjectEnd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ToStringStyle.getFieldNameValueSepa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ToStringStyle.getArray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ToStringStyle.getContent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ToStringStyle.setSizeStartText( String sizeStart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ToStringStyle.isUseIdentity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ToStringStyle.setArrayStart( String arraySt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ToStringStyle.isArrayContentDeta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ToStringStyle.getSummaryObjectStart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ToStringStyle.setUseIdentityHashCode( boolean useIdentity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ToStringStyle.setContentEnd( String contentE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ToStringStyle.setUseFieldNames( boolean useField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ToStringStyle.getSizeStart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ToStringStyle.setNullText( String null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ToStringStyle.isUseField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ToStringStyle.isUseShor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ToStringStyle.setArraySeparator( String arraySepa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ToStringStyle.setArrayEnd( String arrayE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ToStringStyle.StandardToStringSty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ToStringStyle.isFieldSeparatorAt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